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be514"/>
    </style:style>
    <style:style style:name="P2" style:family="paragraph" style:parent-style-name="Standard">
      <style:text-properties officeooo:paragraph-rsid="00210908"/>
    </style:style>
    <style:style style:name="P3" style:family="paragraph" style:parent-style-name="Standard">
      <style:text-properties officeooo:paragraph-rsid="002c0298"/>
    </style:style>
    <style:style style:name="P4" style:family="paragraph" style:parent-style-name="Text_20_body">
      <style:text-properties officeooo:paragraph-rsid="001d3e99"/>
    </style:style>
    <style:style style:name="P5" style:family="paragraph" style:parent-style-name="Text_20_body">
      <style:text-properties officeooo:rsid="0022b1a9" officeooo:paragraph-rsid="0022b1a9"/>
    </style:style>
    <style:style style:name="P6" style:family="paragraph" style:parent-style-name="Text_20_body">
      <style:text-properties officeooo:rsid="0028e743" officeooo:paragraph-rsid="0028e743"/>
    </style:style>
    <style:style style:name="P7" style:family="paragraph" style:parent-style-name="Heading_20_1">
      <style:paragraph-properties fo:break-before="page"/>
      <style:text-properties officeooo:rsid="002e8003" officeooo:paragraph-rsid="002e8003"/>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officeooo:rsid="002c0298" officeooo:paragraph-rsid="002c0298"/>
    </style:style>
    <style:style style:name="P12" style:family="paragraph" style:parent-style-name="Standard">
      <style:text-properties officeooo:rsid="001f6182" officeooo:paragraph-rsid="001be514"/>
    </style:style>
    <style:style style:name="P13" style:family="paragraph" style:parent-style-name="Text_20_body" style:list-style-name="L5">
      <style:text-properties officeooo:rsid="0022b1a9" officeooo:paragraph-rsid="0022b1a9"/>
    </style:style>
    <style:style style:name="P14" style:family="paragraph" style:parent-style-name="Text_20_body">
      <style:text-properties officeooo:rsid="002e8003" officeooo:paragraph-rsid="002e8003"/>
    </style:style>
    <style:style style:name="P15" style:family="paragraph" style:parent-style-name="Text_20_body" style:list-style-name="L5">
      <style:text-properties officeooo:rsid="002e8003" officeooo:paragraph-rsid="002e8003"/>
    </style:style>
    <style:style style:name="P16" style:family="paragraph" style:parent-style-name="Text_20_body">
      <style:text-properties officeooo:paragraph-rsid="002e8003"/>
    </style:style>
    <style:style style:name="P17" style:family="paragraph" style:parent-style-name="Text_20_body">
      <style:text-properties officeooo:rsid="0028e743" officeooo:paragraph-rsid="002e8003"/>
    </style:style>
    <style:style style:name="T1" style:family="text">
      <style:text-properties officeooo:rsid="001be514"/>
    </style:style>
    <style:style style:name="T2" style:family="text">
      <style:text-properties officeooo:rsid="0026f48e"/>
    </style:style>
    <style:style style:name="T3" style:family="text">
      <style:text-properties officeooo:rsid="002c0298"/>
    </style:style>
    <style:style style:name="T4" style:family="text">
      <style:text-properties officeooo:rsid="002e800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icijalne informacije</text:h>
      <text:p text:style-name="P4"/>
      <text:p text:style-name="Standard">Na poslednjem TT (TT08) ima nekoliko analog design-ova.</text:p>
      <text:p text:style-name="Standard"><text:a xlink:type="simple" xlink:href="https://tinytapeout.com/runs/tt08/" text:style-name="Internet_20_link" text:visited-style-name="Visited_20_Internet_20_Link"><text:span text:style-name="T1">https://tinytapeout.com/runs/tt08/</text:span></text:a></text:p>
      <text:p text:style-name="Standard"/>
      <text:p text:style-name="P1">Analog specs:</text:p>
      <text:p text:style-name="P1"><text:a xlink:type="simple" xlink:href="https://tinytapeout.com/specs/analog/" text:style-name="Internet_20_link" text:visited-style-name="Visited_20_Internet_20_Link"><text:span text:style-name="T1">https://tinytapeout.com/specs/analog/</text:span></text:a></text:p>
      <text:p text:style-name="P1"/>
      <text:p text:style-name="P1"/>
      <text:p text:style-name="P12"/>
      <text:h text:style-name="P7" text:outline-level="1">Software setup</text:h>
      <text:p text:style-name="P16"/>
      <text:p text:style-name="P14">Docker image for container for design. Seems to be up to date at first glance...</text:p>
      <text:p text:style-name="P16"><text:a xlink:type="simple" xlink:href="https://github.com/iic-jku/IIC-OSIC-TOOLS" text:style-name="Internet_20_link" text:visited-style-name="Visited_20_Internet_20_Link"><text:span text:style-name="T4">https://github.com/iic-jku/IIC-OSIC-TOOLS</text:span></text:a></text:p>
      <text:h text:style-name="P7" text:outline-level="1">Project examples</text:h>
      <text:list xml:id="list2609901606" text:style-name="L1">
        <text:list-item>
          <text:p text:style-name="P8">constant current generator review presentation:</text:p>
        </text:list-item>
      </text:list>
      <text:p text:style-name="P2"><text:a xlink:type="simple" xlink:href="https://github.com/rburt16/tt08-analog-bias-generator/blob/main/docs/bias_generator_design_review.pdf" text:style-name="Internet_20_link" text:visited-style-name="Visited_20_Internet_20_Link"><text:span text:style-name="T1">https://github.com/rburt16/tt08-analog-bias-generator/blob/main/docs/bias_generator_design_review.pdf</text:span></text:a></text:p>
      <text:p text:style-name="Standard"/>
      <text:list xml:id="list2287481154" text:style-name="L2">
        <text:list-item>
          <text:p text:style-name="P9">bandgap reference:</text:p>
        </text:list-item>
      </text:list>
      <text:p text:style-name="Standard"><text:a xlink:type="simple" xlink:href="https://tinytapeout.com/runs/tt08/tt_um_bgr_agolmanesh" text:style-name="Internet_20_link" text:visited-style-name="Visited_20_Internet_20_Link"><text:span text:style-name="T1">https://tinytapeout.com/runs/tt08/tt_um_bgr_agolmanesh</text:span></text:a></text:p>
      <text:p text:style-name="Standard"/>
      <text:list xml:id="list467902234" text:style-name="L3">
        <text:list-item>
          <text:p text:style-name="P10">two stage opamp:</text:p>
        </text:list-item>
      </text:list>
      <text:p text:style-name="Standard"><text:a xlink:type="simple" xlink:href="https://tinytapeout.com/runs/tt08/tt_um_ssp_opamp" text:style-name="Internet_20_link" text:visited-style-name="Visited_20_Internet_20_Link"><text:span text:style-name="T1">https://tinytapeout.com/runs/tt08/tt_um_ssp_opamp</text:span></text:a></text:p>
      <text:p text:style-name="Standard"/>
      <text:p text:style-name="Standard"/>
      <text:list xml:id="list3437648852" text:style-name="L4">
        <text:list-item>
          <text:p text:style-name="P11">temperature sensor:</text:p>
        </text:list-item>
      </text:list>
      <text:p text:style-name="P3"><text:a xlink:type="simple" xlink:href="https://tinytapeout.com/runs/tt03/hpretl_tt03_temperature_sensor" text:style-name="Internet_20_link" text:visited-style-name="Visited_20_Internet_20_Link"><text:span text:style-name="T3">https://tinytapeout.com/runs/tt03/hpretl_tt03_temperature_sensor</text:span></text:a></text:p>
      <text:h text:style-name="P7" text:outline-level="1">Project</text:h>
      <text:p text:style-name="P4"/>
      <text:p text:style-name="P5"><text:span text:style-name="T4">Subcircuits that make sense</text:span>:</text:p>
      <text:list xml:id="list3333296371" text:style-name="L5">
        <text:list-item>
          <text:p text:style-name="P15">operational amplifier</text:p>
          <text:list>
            <text:list-item>
              <text:p text:style-name="P13"><text:span text:style-name="T4">any configuration with opamp</text:span> (<text:span text:style-name="T4">noninverting</text:span>, <text:span text:style-name="T4">inverting</text:span>, <text:span text:style-name="T4">instrumentational</text:span>)</text:p>
            </text:list-item>
            <text:list-item>
              <text:p text:style-name="P13">LDO</text:p>
            </text:list-item>
          </text:list>
        </text:list-item>
        <text:list-item>
          <text:p text:style-name="P13">LDO</text:p>
        </text:list-item>
        <text:list-item>
          <text:p text:style-name="P13">bandgap</text:p>
          <text:list>
            <text:list-item>
              <text:p text:style-name="P13">PTAT <text:span text:style-name="T4">currents</text:span><text:span text:style-name="T2"> (</text:span><text:span text:style-name="T4">nominal value and temperature coefficent variation with process</text:span><text:span text:style-name="T2">?)</text:span></text:p>
            </text:list-item>
            <text:list-item>
              <text:p text:style-name="P13"><text:span text:style-name="T4">bandgap voltage </text:span>(<text:span text:style-name="T4">or a fraction of it</text:span>)</text:p>
            </text:list-item>
          </text:list>
        </text:list-item>
        <text:list-item>
          <text:p text:style-name="P15">temperature sensor</text:p>
        </text:list-item>
      </text:list>
      <text:p text:style-name="P6"/>
      <text:p text:style-name="P14">Any way of digital control of circuits listed above.</text:p>
      <text:p text:style-name="P14">4 pins available at the price of 50$ per pin. Limit the project to 4 pins, maybe 5 if it has to.</text:p>
      <text:p text:style-name="P17"/>
      <text:p text:style-name="P14">Consider adding an I2C or SPI interface. Can't recall ATM how many pins each of them need. Pick the one with the lowest number of pins for data. Write that code in verilog and generate the layout automatic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8:54:46.762846956</meta:creation-date>
    <dc:date>2024-11-30T10:38:52.617330296</dc:date>
    <meta:editing-duration>PT21M7S</meta:editing-duration>
    <meta:editing-cycles>18</meta:editing-cycles>
    <meta:generator>LibreOffice/7.3.7.2$Linux_X86_64 LibreOffice_project/30$Build-2</meta:generator>
    <meta:document-statistic meta:table-count="0" meta:image-count="0" meta:object-count="0" meta:page-count="4" meta:paragraph-count="30" meta:word-count="171" meta:character-count="1335" meta:non-whitespace-character-count="1210"/>
  </office:meta>
</office:document-meta>
</file>